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="Arrowheads_20_2" draw:marker-end-width="0.228cm" draw:fill="none" draw:textarea-vertical-align="middle" fo:padding-top="0.15cm" fo:padding-bottom="0.15cm" fo:padding-left="0.275cm" fo:padding-right="0.275cm" draw:shadow="visible"/>
    </style:style>
    <style:style style:name="gr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 draw:shadow="visible"/>
    </style:style>
    <style:style style:name="gr3" style:family="graphic" style:parent-style-name="standard">
      <style:graphic-properties svg:stroke-width="0.025cm" svg:stroke-color="#000000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 draw:shadow="visible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5" style:family="graphic" style:parent-style-name="objectwithoutfill">
      <style:graphic-properties svg:stroke-width="0.051cm" draw:marker-start-width="0.276cm" draw:marker-end="Arrowheads_20_2" draw:marker-end-width="0.376cm" draw:fill="none" draw:textarea-vertical-align="middle" fo:padding-top="0.15cm" fo:padding-bottom="0.15cm" fo:padding-left="0.275cm" fo:padding-right="0.275cm" draw:shadow="visible"/>
    </style:style>
    <style:style style:name="gr6" style:family="graphic" style:parent-style-name="standard">
      <style:graphic-properties svg:stroke-width="0.051cm" svg:stroke-color="#000000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7" style:family="graphic" style:parent-style-name="objectwithoutfill">
      <style:graphic-properties draw:stroke="dash" draw:stroke-dash="Line_20_Style_20_9" svg:stroke-width="0.051cm" draw:marker-start="Circle" draw:marker-start-width="0.152cm" draw:marker-end="Arrowheads_20_3" draw:marker-end-width="0.203cm" draw:fill="none" draw:textarea-vertical-align="middle" fo:padding-top="0.15cm" fo:padding-bottom="0.15cm" fo:padding-left="0.275cm" fo:padding-right="0.275cm" draw:shadow="visible"/>
    </style:style>
    <style:style style:name="gr8" style:family="graphic" style:parent-style-name="standard">
      <style:graphic-properties draw:stroke="none" svg:stroke-color="#000000" draw:fill="none" draw:fill-color="#ffffff" fo:min-height="0.258cm" draw:shadow="visible"/>
    </style:style>
    <style:style style:name="gr9" style:family="graphic" style:parent-style-name="standard">
      <style:graphic-properties draw:stroke="none" svg:stroke-color="#000000" draw:fill="none" draw:fill-color="#ffffff" fo:min-height="0cm" draw:shadow="visible"/>
    </style:style>
    <style:style style:name="gr10" style:family="graphic" style:parent-style-name="standard">
      <style:graphic-properties svg:stroke-width="0.051cm" svg:stroke-color="#000000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4" style:family="paragraph">
      <style:text-properties style:font-name="TeX Gyre Bonum"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6pt" fo:font-weight="bold" style:font-size-asian="6pt" style:font-weight-asian="bold" style:font-size-complex="6pt" style:font-weight-complex="bold"/>
    </style:style>
    <style:style style:name="T3" style:family="text">
      <style:text-properties fo:font-size="5.40000009536743pt" fo:font-weight="bold" style:font-size-asian="5.40000009536743pt" style:font-weight-asian="bold" style:font-size-complex="5.40000009536743pt" style:font-weight-complex="bold"/>
    </style:style>
    <style:style style:name="T4" style:family="text">
      <style:text-properties fo:font-size="4.90000009536743pt" fo:font-weight="bold" style:font-size-asian="4.90000009536743pt" style:font-weight-asian="bold" style:font-size-complex="4.90000009536743pt" style:font-weight-complex="bold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7.19999980926514pt" fo:font-weight="bold" style:font-size-asian="7.19999980926514pt" style:font-weight-asian="bold" style:font-size-complex="7.19999980926514pt" style:font-weight-complex="bold"/>
    </style:style>
    <style:style style:name="T7" style:family="text">
      <style:text-properties style:font-name="TeX Gyre Bonum" fo:font-size="8pt" fo:font-weight="bold" style:font-size-asian="8pt" style:font-weight-asian="bold" style:font-size-complex="8pt" style:font-weight-complex="bold"/>
    </style:style>
    <style:style style:name="T8" style:family="text">
      <style:text-properties style:font-name="Bitstream Charter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13.875cm" svg:y1="9.255cm" svg:x2="14.312cm" svg:y2="9.256cm" draw:start-shape="id1" draw:start-glue-point="1" draw:end-shape="id2" draw:end-glue-point="3" svg:d="M13875 9255l437 1" svg:viewBox="0 0 438 2">
          <text:p/>
        </draw:connector>
        <draw:connector draw:style-name="gr2" draw:text-style-name="P1" draw:layer="layout" draw:type="line" svg:x1="14.059cm" svg:y1="7.947cm" svg:x2="12.708cm" svg:y2="8.874cm" draw:start-shape="id3" draw:start-glue-point="2" draw:end-shape="id1" draw:end-glue-point="0" svg:d="M14059 7947l-1351 927" svg:viewBox="0 0 1352 928">
          <text:p/>
        </draw:connector>
        <draw:custom-shape draw:style-name="gr3" draw:text-style-name="P2" draw:layer="layout" svg:width="2.475cm" svg:height="0.9cm" svg:x="11.47cm" svg:y="8.805cm"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4" draw:id="id4" draw:layer="layout" svg:width="3.429cm" svg:height="0.846cm" svg:x="8.714cm" svg:y="5.064cm">
          <text:p text:style-name="P1"><text:span text:style-name="T1">Install Solar Pane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5" draw:id="id5" draw:layer="layout" svg:width="2.491cm" svg:height="0.851cm" svg:x="9.173cm" svg:y="7.096cm">
          <text:p text:style-name="P1"><text:span text:style-name="T1">Fix Pane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6" draw:id="id6" draw:layer="layout" svg:width="2.499cm" svg:height="0.851cm" svg:x="5.642cm" svg:y="7.096cm">
          <text:p text:style-name="P1"><text:span text:style-name="T1">Bring Pane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3" draw:id="id3" draw:layer="layout" svg:width="2.54cm" svg:height="0.851cm" svg:x="12.789cm" svg:y="7.096cm">
          <text:p text:style-name="P1"><text:span text:style-name="T1">Check Pane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0.428cm" svg:y1="5.91cm" svg:x2="10.418cm" svg:y2="7.096cm" draw:start-shape="id4" draw:start-glue-point="2" draw:end-shape="id5" draw:end-glue-point="0" svg:d="M10428 5910l-10 1186" svg:viewBox="0 0 11 1187">
          <text:p/>
        </draw:connector>
        <draw:connector draw:style-name="gr2" draw:text-style-name="P1" draw:layer="layout" draw:type="line" svg:x1="10.428cm" svg:y1="5.91cm" svg:x2="6.891cm" svg:y2="7.096cm" draw:start-shape="id4" draw:start-glue-point="2" draw:end-shape="id6" draw:end-glue-point="0" svg:d="M10428 5910l-3537 1186" svg:viewBox="0 0 3538 1187">
          <text:p/>
        </draw:connector>
        <draw:connector draw:style-name="gr2" draw:text-style-name="P1" draw:layer="layout" draw:type="line" svg:x1="10.428cm" svg:y1="5.91cm" svg:x2="14.059cm" svg:y2="7.096cm" draw:start-shape="id4" draw:start-glue-point="2" draw:end-shape="id3" draw:end-glue-point="0" svg:d="M10428 5910l3631 1186" svg:viewBox="0 0 3632 1187">
          <text:p/>
        </draw:connector>
        <draw:connector draw:style-name="gr5" draw:text-style-name="P1" draw:layer="layout" draw:type="line" svg:x1="8.141cm" svg:y1="7.521cm" svg:x2="9.173cm" svg:y2="7.521cm" draw:start-shape="id6" draw:start-glue-point="1" draw:end-shape="id5" draw:end-glue-point="3" svg:d="M8141 7521h1032" svg:viewBox="0 0 1033 1">
          <text:p/>
        </draw:connector>
        <draw:connector draw:style-name="gr5" draw:text-style-name="P1" draw:layer="layout" draw:type="line" svg:x1="11.664cm" svg:y1="7.521cm" svg:x2="12.789cm" svg:y2="7.521cm" draw:start-shape="id5" draw:start-glue-point="1" draw:end-shape="id3" draw:end-glue-point="3" svg:d="M11664 7521h1125" svg:viewBox="0 0 1126 1">
          <text:p/>
        </draw:connector>
        <draw:custom-shape draw:style-name="gr6" draw:text-style-name="P2" xml:id="id7" draw:id="id7" draw:layer="layout" svg:width="1.27cm" svg:height="0.559cm" svg:x="6.239cm" svg:y="8.874cm">
          <text:p text:style-name="P1"><text:span text:style-name="T1">x</text:span><text:span text:style-name="T2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6.891cm" svg:y1="7.947cm" svg:x2="6.874cm" svg:y2="8.874cm" draw:start-shape="id6" draw:start-glue-point="2" draw:end-shape="id7" draw:end-glue-point="0" svg:d="M6891 7947l-17 927" svg:viewBox="0 0 18 928">
          <text:p/>
        </draw:connector>
        <draw:custom-shape draw:style-name="gr6" draw:text-style-name="P2" xml:id="id8" draw:id="id8" draw:layer="layout" svg:width="1.27cm" svg:height="0.559cm" svg:x="4.539cm" svg:y="8.874cm">
          <text:p text:style-name="P1"><text:span text:style-name="T1">x</text:span><text:span text:style-name="T3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6.891cm" svg:y1="7.947cm" svg:x2="5.174cm" svg:y2="8.874cm" draw:start-shape="id6" draw:start-glue-point="2" draw:end-shape="id8" draw:end-glue-point="0" svg:d="M6891 7947l-1717 927" svg:viewBox="0 0 1718 928">
          <text:p/>
        </draw:connector>
        <draw:custom-shape draw:style-name="gr6" draw:text-style-name="P2" xml:id="id9" draw:id="id9" draw:layer="layout" svg:width="1.27cm" svg:height="0.559cm" svg:x="7.94cm" svg:y="8.874cm">
          <text:p text:style-name="P1"><text:span text:style-name="T1">x</text:span><text:span text:style-name="T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6.891cm" svg:y1="7.947cm" svg:x2="8.575cm" svg:y2="8.874cm" draw:start-shape="id6" draw:start-glue-point="2" draw:end-shape="id9" draw:end-glue-point="0" svg:d="M6891 7947l1684 927" svg:viewBox="0 0 1685 928">
          <text:p/>
        </draw:connector>
        <draw:custom-shape draw:style-name="gr4" draw:text-style-name="P2" xml:id="id10" draw:id="id10" draw:layer="layout" svg:width="1.27cm" svg:height="0.559cm" svg:x="9.768cm" svg:y="8.867cm">
          <text:p text:style-name="P1"><text:span text:style-name="T1">y</text:span><text:span text:style-name="T4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0.418cm" svg:y1="7.947cm" svg:x2="10.403cm" svg:y2="8.867cm" draw:start-shape="id5" draw:start-glue-point="2" draw:end-shape="id10" draw:end-glue-point="0" svg:d="M10418 7947l-15 920" svg:viewBox="0 0 16 921">
          <text:p/>
        </draw:connector>
        <draw:custom-shape draw:style-name="gr6" draw:text-style-name="P3" xml:id="id1" draw:id="id1" draw:layer="layout" svg:width="2.334cm" svg:height="0.762cm" svg:x="11.541cm" svg:y="8.874cm">
          <text:p text:style-name="P1"><text:span text:style-name="T5">Prepare </text:span></text:p>
          <text:p text:style-name="P1"><text:span text:style-name="T6">Measurement T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2" draw:id="id2" draw:layer="layout" svg:width="2.182cm" svg:height="0.76cm" svg:x="14.312cm" svg:y="8.876cm">
          <text:p text:style-name="P1"><text:span text:style-name="T5">Measure</text:span></text:p>
          <text:p text:style-name="P1"><text:span text:style-name="T5">Qua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4.059cm" svg:y1="7.947cm" svg:x2="15.403cm" svg:y2="8.876cm" draw:start-shape="id3" draw:start-glue-point="2" draw:end-shape="id2" draw:end-glue-point="0" svg:d="M14059 7947l1344 929" svg:viewBox="0 0 1345 930">
          <text:p/>
        </draw:connector>
        <draw:connector draw:style-name="gr1" draw:text-style-name="P1" draw:layer="layout" draw:type="line" svg:x1="5.809cm" svg:y1="9.153cm" svg:x2="6.239cm" svg:y2="9.153cm" draw:start-shape="id8" draw:start-glue-point="1" draw:end-shape="id7" svg:d="M5809 9153h430" svg:viewBox="0 0 431 1">
          <text:p/>
        </draw:connector>
        <draw:connector draw:style-name="gr1" draw:text-style-name="P1" draw:layer="layout" draw:type="line" svg:x1="7.509cm" svg:y1="9.153cm" svg:x2="7.94cm" svg:y2="9.153cm" draw:start-shape="id7" draw:end-shape="id9" svg:d="M7509 9153h431" svg:viewBox="0 0 432 1">
          <text:p/>
        </draw:connector>
        <draw:path draw:style-name="gr7" draw:text-style-name="P1" draw:layer="layout" svg:width="2.213cm" svg:height="1.174cm" draw:transform="skewX (-0.0441568300754566) rotate (-2.60717283662913) translate (14.7387178440558cm 4.94150688893111cm)" svg:viewBox="0 0 2214 1175" svg:d="M0 0c720 1189 2214 1175 2214 1175">
          <text:p/>
        </draw:path>
        <draw:frame draw:style-name="gr8" draw:text-style-name="P4" draw:layer="layout" svg:width="2.794cm" svg:height="0.67cm" svg:x="13.408cm" svg:y="4.837cm">
          <draw:text-box>
            <text:p><text:span text:style-name="T7">Top Level Goal</text:span></text:p>
          </draw:text-box>
        </draw:frame>
        <draw:path draw:style-name="gr7" draw:text-style-name="P1" draw:layer="layout" svg:width="2.413cm" svg:height="1.291cm" draw:transform="skewX (0.0438077642250577) rotate (-3.09848302106553) translate (8.4923892218543cm 6.81103771911204cm)" svg:viewBox="0 0 2414 1292" svg:d="M2414 0c-785 1307-2414 1292-2414 1292">
          <text:p/>
        </draw:path>
        <draw:frame draw:style-name="gr8" draw:text-style-name="P4" draw:layer="layout" svg:width="2.286cm" svg:height="0.67cm" svg:x="4.829cm" svg:y="5.418cm">
          <draw:text-box>
            <text:p><text:span text:style-name="T7">Contributes</text:span></text:p>
          </draw:text-box>
        </draw:frame>
        <draw:frame draw:style-name="gr8" draw:text-style-name="P4" draw:layer="layout" svg:width="2.921cm" svg:height="0.67cm" svg:x="4.791cm" svg:y="10.449cm">
          <draw:text-box>
            <text:p><text:span text:style-name="T7">Primitive Goal</text:span></text:p>
          </draw:text-box>
        </draw:frame>
        <draw:custom-shape draw:style-name="gr6" draw:text-style-name="P2" xml:id="id11" draw:id="id11" draw:layer="layout" svg:width="1.27cm" svg:height="0.559cm" svg:x="8.574cm" svg:y="10.271cm">
          <text:p text:style-name="P1"><text:span text:style-name="T1">z</text:span><text:span text:style-name="T3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2" draw:id="id12" draw:layer="layout" svg:width="1.27cm" svg:height="0.559cm" svg:x="10.975cm" svg:y="10.271cm">
          <text:p text:style-name="P1"><text:span text:style-name="T1">z</text:span><text:span text:style-name="T3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0.403cm" svg:y1="9.426cm" svg:x2="9.209cm" svg:y2="10.271cm" draw:start-shape="id10" draw:start-glue-point="2" draw:end-shape="id11" draw:end-glue-point="0" svg:d="M10403 9426l-1194 845" svg:viewBox="0 0 1195 846">
          <text:p/>
        </draw:connector>
        <draw:connector draw:style-name="gr2" draw:text-style-name="P1" draw:layer="layout" draw:type="line" svg:x1="10.403cm" svg:y1="9.426cm" svg:x2="11.61cm" svg:y2="10.271cm" draw:start-shape="id10" draw:start-glue-point="2" draw:end-shape="id12" draw:end-glue-point="0" svg:d="M10403 9426l1207 845" svg:viewBox="0 0 1208 846">
          <text:p/>
        </draw:connector>
        <draw:frame draw:style-name="gr8" draw:text-style-name="P4" draw:layer="layout" svg:width="0.889cm" svg:height="0.67cm" svg:x="10.239cm" svg:y="10.129cm">
          <draw:text-box>
            <text:p><text:span text:style-name="T7">...</text:span></text:p>
          </draw:text-box>
        </draw:frame>
        <draw:connector draw:style-name="gr1" draw:text-style-name="P1" draw:layer="layout" draw:type="line" svg:x1="9.844cm" svg:y1="10.55cm" svg:x2="10.394cm" svg:y2="10.546cm" draw:start-shape="id11" draw:start-glue-point="1" svg:d="M9844 10550l550-4" svg:viewBox="0 0 551 5">
          <text:p/>
        </draw:connector>
        <draw:frame draw:style-name="gr9" draw:text-style-name="P4" draw:layer="layout" svg:width="1.27cm" svg:height="0.594cm" svg:x="14.006cm" svg:y="10.105cm">
          <draw:text-box>
            <text:p><text:span text:style-name="T8">Focus</text:span></text:p>
          </draw:text-box>
        </draw:frame>
        <draw:path draw:style-name="gr7" draw:text-style-name="P1" draw:layer="layout" svg:width="2.213cm" svg:height="1.174cm" draw:transform="skewX (-0.0441568300754566) rotate (-2.12581102892909) translate (14.2588229932174cm 6.12988938310564cm)" svg:viewBox="0 0 2214 1175" svg:d="M0 0c720 1189 2214 1175 2214 1175">
          <text:p/>
        </draw:path>
        <draw:frame draw:style-name="gr8" draw:text-style-name="P4" draw:layer="layout" svg:width="2.286cm" svg:height="0.67cm" svg:x="14.081cm" svg:y="5.755cm">
          <draw:text-box>
            <text:p><text:span text:style-name="T7">Predecessor</text:span></text:p>
          </draw:text-box>
        </draw:frame>
        <draw:path draw:style-name="gr7" draw:text-style-name="P1" draw:layer="layout" svg:width="1.311cm" svg:height="0.527cm" draw:transform="skewX (0.239633706298821) rotate (-0.777893247613873) translate (13.2736944437996cm 9.47768782432728cm)" svg:viewBox="0 0 1312 528" svg:d="M1312 0c-429 534-1312 528-1312 528">
          <text:p/>
        </draw:path>
        <draw:custom-shape draw:style-name="gr10" draw:text-style-name="P2" draw:layer="layout" svg:width="0.381cm" svg:height="0.419cm" svg:x="4.556cm" svg:y="10.60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902" svg:d="M564 0l-564 902h1131z"/>
    <draw:marker draw:name="Arrowheads_20_3" draw:display-name="Arrowheads 3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cm" draw:shadow-offset-y="0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-width="0.02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0:38:31.949058620</meta:creation-date>
    <dc:date>2015-11-12T16:24:35.607826022</dc:date>
    <meta:editing-duration>PT1H38M34S</meta:editing-duration>
    <meta:editing-cycles>26</meta:editing-cycles>
    <meta:generator>LibreOffice/4.2.8.2$Linux_X86_64 LibreOffice_project/420m0$Build-2</meta:generator>
    <meta:document-statistic meta:object-count="41"/>
  </office:meta>
</office:document-meta>
</file>